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03f11f" officeooo:paragraph-rsid="0004ea9a" style:font-style-asian="italic" style:font-style-complex="italic"/>
    </style:style>
    <style:style style:name="P2" style:family="paragraph" style:parent-style-name="Standard">
      <style:text-properties fo:font-style="italic" officeooo:rsid="0003f11f" officeooo:paragraph-rsid="00065117" style:font-style-asian="italic" style:font-style-complex="italic"/>
    </style:style>
    <style:style style:name="P3" style:family="paragraph" style:parent-style-name="Standard">
      <style:text-properties fo:font-style="italic" officeooo:rsid="0003f11f" officeooo:paragraph-rsid="0007cf74" style:font-style-asian="italic" style:font-style-complex="italic"/>
    </style:style>
    <style:style style:name="P4" style:family="paragraph" style:parent-style-name="Standard">
      <style:text-properties officeooo:paragraph-rsid="0003f11f"/>
    </style:style>
    <style:style style:name="P5" style:family="paragraph" style:parent-style-name="Standard">
      <style:text-properties officeooo:paragraph-rsid="0004ea9a"/>
    </style:style>
    <style:style style:name="P6" style:family="paragraph" style:parent-style-name="Standard">
      <style:text-properties officeooo:paragraph-rsid="00065117"/>
    </style:style>
    <style:style style:name="P7" style:family="paragraph" style:parent-style-name="Standard">
      <style:text-properties officeooo:paragraph-rsid="0007cf74"/>
    </style:style>
    <style:style style:name="P8" style:family="paragraph" style:parent-style-name="Standard">
      <style:paragraph-properties fo:text-align="center" style:justify-single-word="false"/>
      <style:text-properties fo:font-size="14pt" officeooo:rsid="0007cf74" officeooo:paragraph-rsid="0007cf74" style:font-size-asian="12.25pt" style:font-size-complex="14pt"/>
    </style:style>
    <style:style style:name="P9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</style:style>
    <style:style style:name="P10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paragraph-rsid="0004ea9a"/>
    </style:style>
    <style:style style:name="P11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paragraph-rsid="00065117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paragraph-rsid="0007cf74"/>
    </style:style>
    <style:style style:name="P1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italic" officeooo:rsid="0003f11f" officeooo:paragraph-rsid="0003f11f" style:font-style-asian="italic" style:font-style-complex="italic"/>
    </style:style>
    <style:style style:name="P1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italic" officeooo:rsid="0003f11f" officeooo:paragraph-rsid="0004ea9a" style:font-style-asian="italic" style:font-style-complex="italic"/>
    </style:style>
    <style:style style:name="P1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italic" officeooo:rsid="0003f11f" officeooo:paragraph-rsid="00065117" style:font-style-asian="italic" style:font-style-complex="italic"/>
    </style:style>
    <style:style style:name="P1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italic" officeooo:rsid="0003f11f" officeooo:paragraph-rsid="0007cf74" style:font-style-asian="italic" style:font-style-complex="italic"/>
    </style:style>
    <style:style style:name="P1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  <style:style style:name="P1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03f11f"/>
    </style:style>
    <style:style style:name="P1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04ea9a"/>
    </style:style>
    <style:style style:name="P2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065117"/>
    </style:style>
    <style:style style:name="P2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07cf74"/>
    </style:style>
    <style:style style:name="T1" style:family="text">
      <style:text-properties officeooo:rsid="0003f11f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3f11f" style:font-style-asian="normal" style:font-style-complex="normal"/>
    </style:style>
    <style:style style:name="T4" style:family="text">
      <style:text-properties fo:font-style="normal" officeooo:rsid="0004ea9a" style:font-style-asian="normal" style:font-style-complex="normal"/>
    </style:style>
    <style:style style:name="T5" style:family="text">
      <style:text-properties fo:font-style="normal" officeooo:rsid="00065117" style:font-style-asian="normal" style:font-style-complex="normal"/>
    </style:style>
    <style:style style:name="T6" style:family="text">
      <style:text-properties fo:font-style="normal" officeooo:rsid="0006b916" style:font-style-asian="normal" style:font-style-complex="normal"/>
    </style:style>
    <style:style style:name="T7" style:family="text">
      <style:text-properties fo:font-style="normal" officeooo:rsid="0007cf74" style:font-style-asian="normal" style:font-style-complex="normal"/>
    </style:style>
    <style:style style:name="T8" style:family="text">
      <style:text-properties fo:font-style="italic" officeooo:rsid="0003f11f" style:font-style-asian="italic" style:font-style-complex="italic"/>
    </style:style>
    <style:style style:name="T9" style:family="text">
      <style:text-properties fo:font-style="italic" officeooo:rsid="0004ea9a" style:font-style-asian="italic" style:font-style-complex="italic"/>
    </style:style>
    <style:style style:name="T10" style:family="text">
      <style:text-properties fo:font-style="italic" officeooo:rsid="00065117" style:font-style-asian="italic" style:font-style-complex="italic"/>
    </style:style>
    <style:style style:name="T11" style:family="text">
      <style:text-properties fo:font-style="italic" officeooo:rsid="0007cf74" style:font-style-asian="italic" style:font-style-complex="italic"/>
    </style:style>
    <style:style style:name="T12" style:family="text">
      <style:text-properties officeooo:rsid="0004ea9a"/>
    </style:style>
    <style:style style:name="T13" style:family="text">
      <style:text-properties officeooo:rsid="00065117"/>
    </style:style>
    <style:style style:name="T14" style:family="text">
      <style:text-properties officeooo:rsid="0007cf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mportant Use Cases</text:p>
      <text:p text:style-name="Standard"/>
      <text:p text:style-name="Standard"/>
      <text:p text:style-name="Standard"/>
      <text:p text:style-name="Standard"/>
      <text:p text:style-name="P12"/>
      <text:p text:style-name="P13">Use Case #1<text:tab/><text:tab/><text:span text:style-name="T2">Login</text:span></text:p>
      <text:p text:style-name="P4"><text:span text:style-name="T8">Participating<text:tab/><text:tab/></text:span><text:span text:style-name="T3">Initiated by </text:span><text:span text:style-name="T4">any user</text:span></text:p>
      <text:p text:style-name="P13">actors</text:p>
      <text:p text:style-name="P13">Entry condition<text:tab/><text:span text:style-name="T2">User runs the application.</text:span></text:p>
      <text:p text:style-name="P4"><text:span text:style-name="T8">Exit conditions<text:tab/></text:span><text:span text:style-name="T3">User successfully logs in, OR </text:span></text:p>
      <text:p text:style-name="Standard"><text:span text:style-name="T3"><text:tab/><text:tab/><text:tab/>shuts the application down, OR </text:span></text:p>
      <text:p text:style-name="P18"><text:span text:style-name="T3"><text:tab/><text:tab/><text:tab/>clicks “Sign Up” button.</text:span></text:p>
      <text:p text:style-name="Standard"><text:span text:style-name="T8">Flow of events<text:tab/><text:tab/></text:span><text:span text:style-name="T1">1. User enters “E-Mail” and “Password” </text:span><text:span text:style-name="T12">and clicks the “Login” button.</text:span></text:p>
      <text:p text:style-name="Standard"><text:tab/><text:tab/><text:tab/><text:tab/><text:span text:style-name="T1">2. The system checks the database if the credentials are correct.</text:span></text:p>
      <text:p text:style-name="P9"><text:tab/><text:tab/><text:tab/><text:tab/><text:span text:style-name="T1">3. The UI switches to the respective dashboard if the credentials are <text:tab/><text:tab/><text:tab/><text:tab/> <text:s text:c="4"/>correct. It displays an error message otherwise.</text:span></text:p>
      <text:p text:style-name="Standard"/>
      <text:p text:style-name="P4"/>
      <text:p text:style-name="P10"/>
      <text:p text:style-name="P19"><text:span text:style-name="T8">Use Case #</text:span><text:span text:style-name="T9">2</text:span><text:span text:style-name="T8"><text:tab/><text:tab/></text:span><text:span text:style-name="T4">Sign up</text:span></text:p>
      <text:p text:style-name="P5">Participating<text:tab/><text:tab/><text:span text:style-name="T4">Initiated by any user</text:span></text:p>
      <text:p text:style-name="P14">actors</text:p>
      <text:p text:style-name="P14">Entry condition<text:tab/><text:span text:style-name="T4">User clicks the “Sign Up” button.</text:span></text:p>
      <text:p text:style-name="Standard"><text:span text:style-name="T8">Exit conditions<text:tab/></text:span><text:span text:style-name="T4">The account is created, OR</text:span></text:p>
      <text:p text:style-name="P17"><text:tab/><text:tab/><text:tab/><text:span text:style-name="T12">user clicks the “Back” button.</text:span></text:p>
      <text:p text:style-name="Standard"><text:span text:style-name="T8">Flow of events<text:tab/><text:tab/></text:span><text:span text:style-name="T12">1. User switches to “Sign Up” page.</text:span></text:p>
      <text:p text:style-name="P5"><text:tab/><text:tab/><text:tab/><text:span text:style-name="T12">2. User enters their “Name”, “E-Mail” and “Password” and clicks the </text:span></text:p>
      <text:p text:style-name="P5"><text:span text:style-name="T12"><text:tab/><text:tab/><text:tab/>“Sign Up” button.</text:span></text:p>
      <text:p text:style-name="P5"><text:tab/><text:tab/><text:tab/><text:tab/> <text:span text:style-name="T12">3. The system sends the credentials to the database.</text:span></text:p>
      <text:p text:style-name="P5"><text:tab/><text:tab/><text:tab/><text:tab/> <text:span text:style-name="T12">4. The system logs the user in if account creation happens. It displays </text:span></text:p>
      <text:p text:style-name="P10"><text:tab/><text:tab/><text:tab/><text:tab/> <text:s text:c="4"/><text:span text:style-name="T12">an error if the account already exists in the database.</text:span></text:p>
      <text:p text:style-name="P5"/>
      <text:p text:style-name="P5"/>
      <text:p text:style-name="P5"/>
      <text:p text:style-name="P10"/>
      <text:p text:style-name="P19">Use Case #<text:span text:style-name="T12">3</text:span><text:tab/><text:tab/><text:span text:style-name="T12">Create </text:span><text:span text:style-name="T13">group</text:span></text:p>
      <text:p text:style-name="P1">Participating<text:tab/><text:tab/><text:span text:style-name="T5">Initiated by Instructor </text:span><text:span text:style-name="T6">or TA</text:span></text:p>
      <text:p text:style-name="P14">actors</text:p>
      <text:p text:style-name="P14">Entry condition<text:tab/><text:span text:style-name="T5">Instructor clicks the “Create New Group” button.</text:span></text:p>
      <text:p text:style-name="P5"><text:span text:style-name="T8">Exit conditions<text:tab/></text:span><text:span text:style-name="T5">The group is created, OR</text:span></text:p>
      <text:p text:style-name="P19"><text:span text:style-name="T5"><text:tab/><text:tab/><text:tab/>instructor aborts the process.</text:span></text:p>
      <text:p text:style-name="P5"><text:span text:style-name="T8">Flow of events<text:tab/><text:tab/></text:span><text:span text:style-name="T5">1. Instructor clicks the “Create New Group” button.</text:span></text:p>
      <text:p text:style-name="P5"><text:span text:style-name="T5"><text:tab/><text:tab/><text:tab/><text:tab/>2. The system shows a screen with a field to enter a group name and a <text:tab/><text:tab/><text:tab/><text:tab/> <text:s text:c="4"/>list of unassigned students.</text:span></text:p>
      <text:p text:style-name="P5"><text:tab/><text:tab/><text:tab/><text:span text:style-name="T13">3. Instructor enters the group name and selects students.</text:span></text:p>
      <text:p text:style-name="P10"><text:tab/><text:tab/><text:tab/><text:tab/><text:span text:style-name="T13">4. The system initializes new users and group. </text:span><text:span text:style-name="T14">The group appears on <text:tab/><text:tab/><text:tab/><text:tab/> <text:s text:c="3"/>the “Groups” screen.</text:span></text:p>
      <text:p text:style-name="P5"/>
      <text:p text:style-name="P11"><text:soft-page-break/></text:p>
      <text:p text:style-name="P20"><text:span text:style-name="T8">Use Case #</text:span><text:span text:style-name="T10">4</text:span><text:span text:style-name="T8"><text:tab/><text:tab/></text:span><text:span text:style-name="T6">Create assignment</text:span></text:p>
      <text:p text:style-name="P2">Participating<text:tab/><text:tab/><text:span text:style-name="T2">Initiated by Instructor, TA or Student</text:span> </text:p>
      <text:p text:style-name="P15">actors</text:p>
      <text:p text:style-name="P20"><text:span text:style-name="T8">Entry condition<text:tab/></text:span><text:span text:style-name="T3">User </text:span><text:span text:style-name="T7">clicks the “Create New Assignment” button.</text:span></text:p>
      <text:p text:style-name="P6"><text:span text:style-name="T8">Exit conditions<text:tab/></text:span><text:span text:style-name="T7">The assignment is created, OR</text:span></text:p>
      <text:p text:style-name="P20"><text:span text:style-name="T7"><text:tab/><text:tab/><text:tab/>user aborts the process</text:span></text:p>
      <text:p text:style-name="P7"><text:span text:style-name="T8">Flow of events<text:tab/><text:tab/></text:span><text:span text:style-name="T5">1. Instructor clicks the “Create New </text:span><text:span text:style-name="T7">Assignment</text:span><text:span text:style-name="T5">” button.</text:span></text:p>
      <text:p text:style-name="P7"><text:span text:style-name="T5"><text:tab/><text:tab/><text:tab/><text:tab/>2. The system shows a screen with a field to enter a</text:span><text:span text:style-name="T7">n assignment</text:span><text:span text:style-name="T5"> name <text:tab/><text:tab/><text:tab/><text:tab/> <text:s text:c="4"/>and a </text:span><text:span text:style-name="T7">field to enter description.</text:span></text:p>
      <text:p text:style-name="P7"><text:tab/><text:tab/><text:tab/><text:span text:style-name="T13">3. Instructor </text:span><text:span text:style-name="T14">fills the fields.</text:span></text:p>
      <text:p text:style-name="P12"><text:span text:style-name="T8"><text:tab/><text:tab/><text:tab/><text:tab/></text:span><text:span text:style-name="T5">4. The system initializes </text:span><text:span text:style-name="T7">the new assignment. The assignment appears <text:tab/><text:tab/><text:tab/><text:tab/> <text:s text:c="3"/>on the “Assignments” screen.</text:span></text:p>
      <text:p text:style-name="P7"><text:span text:style-name="T7"/></text:p>
      <text:p text:style-name="P7"><text:span text:style-name="T7"/></text:p>
      <text:p text:style-name="P7"><text:span text:style-name="T7"/></text:p>
      <text:p text:style-name="P7"/>
      <text:p text:style-name="P12"/>
      <text:p text:style-name="P21"><text:span text:style-name="T8">Use Case #</text:span><text:span text:style-name="T11">5</text:span><text:span text:style-name="T8"><text:tab/><text:tab/></text:span><text:span text:style-name="T7">Add assignment review</text:span></text:p>
      <text:p text:style-name="P3">Participating<text:tab/><text:tab/><text:span text:style-name="T2">Initiated by Instructor, TA or Student</text:span> </text:p>
      <text:p text:style-name="P16">actors</text:p>
      <text:p text:style-name="P21"><text:span text:style-name="T8">Entry condition<text:tab/></text:span><text:span text:style-name="T3">User </text:span><text:span text:style-name="T7">clicks the “Add Assignment Review” button.</text:span></text:p>
      <text:p text:style-name="P7"><text:span text:style-name="T8">Exit conditions<text:tab/></text:span><text:span text:style-name="T7">The review is added, OR</text:span></text:p>
      <text:p text:style-name="P21"><text:span text:style-name="T7"><text:tab/><text:tab/><text:tab/>user aborts the process</text:span></text:p>
      <text:p text:style-name="P7"><text:span text:style-name="T8">Flow of events<text:tab/><text:tab/></text:span><text:span text:style-name="T5">1. </text:span><text:span text:style-name="T7">User</text:span><text:span text:style-name="T5"> clicks the “</text:span><text:span text:style-name="T7">Add Review</text:span><text:span text:style-name="T5">” button </text:span><text:span text:style-name="T7">near the desired assignment.</text:span></text:p>
      <text:p text:style-name="P7"><text:span text:style-name="T5"><text:tab/><text:tab/><text:tab/><text:tab/>2. The system shows a screen with a field to enter a</text:span><text:span text:style-name="T7"> review.</text:span></text:p>
      <text:p text:style-name="P7"><text:tab/><text:tab/><text:tab/><text:span text:style-name="T13">3. Instructor </text:span><text:span text:style-name="T14">fills the field.</text:span></text:p>
      <text:p text:style-name="P12"><text:span text:style-name="T8"><text:tab/><text:tab/><text:tab/><text:tab/></text:span><text:span text:style-name="T5">4. The system </text:span><text:span text:style-name="T7">adds the review to the assignment. All reviews made by <text:tab/><text:tab/><text:tab/><text:tab/> <text:s text:c="3"/>various users is shown on the screen.</text:span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12"/>
      <text:p text:style-name="P21"><text:span text:style-name="T8">Use Case #</text:span><text:span text:style-name="T11">6</text:span><text:span text:style-name="T8"><text:tab/><text:tab/></text:span><text:span text:style-name="T7">Add user review</text:span></text:p>
      <text:p text:style-name="P3">Participating<text:tab/><text:tab/><text:span text:style-name="T2">Initiated by Student</text:span> </text:p>
      <text:p text:style-name="P16">actors</text:p>
      <text:p text:style-name="P21"><text:span text:style-name="T8">Entry condition<text:tab/></text:span><text:span text:style-name="T3">User </text:span><text:span text:style-name="T7">clicks the “Add Peer Review” button.</text:span></text:p>
      <text:p text:style-name="P7"><text:span text:style-name="T8">Exit conditions<text:tab/></text:span><text:span text:style-name="T7">The review is added, OR</text:span></text:p>
      <text:p text:style-name="P21"><text:span text:style-name="T7"><text:tab/><text:tab/><text:tab/>user aborts the process</text:span></text:p>
      <text:p text:style-name="P7"><text:span text:style-name="T8">Flow of events<text:tab/><text:tab/></text:span><text:span text:style-name="T5">1. </text:span><text:span text:style-name="T7">Student</text:span><text:span text:style-name="T5"> clicks the “</text:span><text:span text:style-name="T7">Add Review</text:span><text:span text:style-name="T5">” button </text:span><text:span text:style-name="T7">near the desired group member.</text:span></text:p>
      <text:p text:style-name="P7"><text:span text:style-name="T5"><text:tab/><text:tab/><text:tab/><text:tab/>2. The system shows a screen with a field to enter a</text:span><text:span text:style-name="T7"> review and an <text:tab/><text:tab/><text:tab/><text:tab/> <text:s text:c="3"/>interface to select a score out of 10.</text:span></text:p>
      <text:p text:style-name="P7"><text:tab/><text:tab/><text:tab/><text:span text:style-name="T13">3. </text:span><text:span text:style-name="T14">Student</text:span><text:span text:style-name="T13"> </text:span><text:span text:style-name="T14">fills the fields.</text:span></text:p>
      <text:p text:style-name="P12"><text:span text:style-name="T8"><text:tab/><text:tab/><text:tab/><text:tab/></text:span><text:span text:style-name="T5">4. The system</text:span><text:span text:style-name="T7"> adds the review to the user. The reviewer cannot see <text:tab/><text:tab/><text:tab/><text:tab/> <text:s text:c="3"/>reviews made by others. Students cannot see reviews made to them.</text:span></text:p>
      <text:p text:style-name="P7"><text:span text:style-name="T7"/></text:p>
      <text:p text:style-name="P7"><text:span text:style-name="T7"/></text:p>
      <text:p text:style-name="P7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4-19T16:07:38.304000000</dc:date>
    <meta:editing-duration>PT9M46S</meta:editing-duration>
    <meta:editing-cycles>3</meta:editing-cycles>
    <meta:document-statistic meta:table-count="0" meta:image-count="0" meta:object-count="0" meta:page-count="2" meta:paragraph-count="63" meta:word-count="520" meta:character-count="3236" meta:non-whitespace-character-count="2589"/>
  </office:meta>
</office:document-meta>
</file>